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1" svg:font-family="'Noto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f9ca" officeooo:paragraph-rsid="0010f9ca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0f9ca" officeooo:paragraph-rsid="0010f9ca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0f9ca" officeooo:paragraph-rsid="0010f9ca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San Francisco de Quito</text:p>
      <text:p text:style-name="P2"/>
      <text:p text:style-name="P2">Alejandra Ospina (00212243)</text:p>
      <text:p text:style-name="P2"/>
      <text:p text:style-name="P2">Machine Learning</text:p>
      <text:p text:style-name="P2"/>
      <text:p text:style-name="P2">2023-03-13</text:p>
      <text:p text:style-name="P2"/>
      <text:p text:style-name="P3">Callbacks and Fashion MNIST</text:p>
      <text:p text:style-name="P3"/>
      <text:p text:style-name="P3"><text:a xlink:type="simple" xlink:href="https://colab.research.google.com/drive/1HL6qsFoG-B_zhk6LbEGKmPe585EicgSv?usp=sharing" text:style-name="Internet_20_link" text:visited-style-name="Visited_20_Internet_20_Link">https://colab.research.google.com/drive/1HL6qsFoG-B_zhk6LbEGKmPe585EicgSv?usp=sharing</text:a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1" svg:font-family="'Noto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EC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C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3-11T11:31:32.552040225</meta:creation-date>
    <dc:date>2023-03-11T11:34:04.774476201</dc:date>
    <meta:editing-duration>PT2M32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6" meta:word-count="16" meta:character-count="199" meta:non-whitespace-character-count="189"/>
  </office:meta>
</office:document-meta>
</file>